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retendard" svg:font-family="Pretendard, apple-system, BlinkMacSystemFont, system-ui, Roboto, 'Helvetica Neue', 'Segoe UI', 'Apple SD Gothic Neo', 'Noto Sans KR', 'Malgun Gothic', sans-serif"/>
    <style:font-face style:name="Arial2" svg:font-family="Arial" style:font-family-generic="swiss"/>
    <style:font-face style:name="Arial Unicode MS" svg:font-family="'Arial Unicode MS'" style:font-family-generic="roman" style:font-pitch="variable"/>
    <style:font-face style:name="Lato" svg:font-family="Lato" style:font-family-generic="roman" style:font-pitch="variable"/>
    <style:font-face style:name="Playfair Display" svg:font-family="'Playfair Display'"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ato1" svg:font-family="Lato" style:font-family-generic="system" style:font-pitch="variable"/>
    <style:font-face style:name="Playfair Display1" svg:font-family="'Playfair Display'" style:font-family-generic="system" style:font-pitch="variable"/>
    <style:font-face style:name="Trebuchet MS1" svg:font-family="'Trebuchet MS'" style:font-family-generic="system" style:font-pitch="variable"/>
    <style:font-face style:name="바탕" svg:font-family="바탕" style:font-family-generic="system" style:font-pitch="variable"/>
  </office:font-face-decls>
  <office:automatic-styles>
    <style:style style:name="P1" style:family="paragraph" style:parent-style-name="Standard">
      <style:text-properties style:language-asian="ko" style:country-asian="KR"/>
    </style:style>
    <style:style style:name="P2" style:family="paragraph" style:parent-style-name="Standard" style:list-style-name="WWNum4">
      <style:text-properties style:language-asian="ko" style:country-asian="KR"/>
    </style:style>
    <style:style style:name="P3" style:family="paragraph" style:parent-style-name="Standard" style:list-style-name="WWNum2">
      <style:text-properties style:language-asian="ko" style:country-asian="KR"/>
    </style:style>
    <style:style style:name="P4" style:family="paragraph" style:parent-style-name="Standard">
      <style:paragraph-properties fo:background-color="#ffffff" fo:padding="0cm" fo:border="none">
        <style:background-image/>
      </style:paragraph-properties>
    </style:style>
    <style:style style:name="P5" style:family="paragraph" style:parent-style-name="Standard" style:list-style-name="WWNum3">
      <style:paragraph-properties fo:background-color="#ffffff" fo:padding="0cm" fo:border="none">
        <style:background-image/>
      </style:paragraph-properties>
    </style:style>
    <style:style style:name="P6" style:family="paragraph" style:parent-style-name="Standard">
      <style:paragraph-properties fo:background-color="#ffffff" fo:padding="0cm" fo:border="none">
        <style:background-image/>
      </style:paragraph-properties>
      <style:text-properties style:language-asian="ko" style:country-asian="KR"/>
    </style:style>
    <style:style style:name="P7" style:family="paragraph" style:parent-style-name="Standard" style:list-style-name="WWNum2">
      <style:paragraph-properties fo:background-color="#ffffff" fo:padding="0cm" fo:border="none">
        <style:background-image/>
      </style:paragraph-properties>
      <style:text-properties style:language-asian="ko" style:country-asian="KR"/>
    </style:style>
    <style:style style:name="P8" style:family="paragraph" style:parent-style-name="Standard" style:list-style-name="WWNum3">
      <style:paragraph-properties fo:margin-left="1.27cm" fo:margin-right="0cm" fo:text-indent="-0.635cm" style:auto-text-indent="false" fo:background-color="#ffffff" fo:padding="0cm" fo:border="none">
        <style:background-image/>
      </style:paragraph-properties>
    </style:style>
    <style:style style:name="P9" style:family="paragraph" style:parent-style-name="Standard" style:list-style-name="WWNum4">
      <style:paragraph-properties fo:margin-left="1.27cm" fo:margin-right="0cm" fo:text-indent="-0.635cm" style:auto-text-indent="false" fo:background-color="#ffffff" fo:padding="0cm" fo:border="none">
        <style:background-image/>
      </style:paragraph-properties>
      <style:text-properties style:language-asian="ko" style:country-asian="KR"/>
    </style:style>
    <style:style style:name="P10" style:family="paragraph" style:parent-style-name="Standard" style:list-style-name="WWNum3">
      <style:paragraph-properties fo:margin-left="1.27cm" fo:margin-right="0cm" fo:text-indent="-0.635cm" style:auto-text-indent="false" fo:background-color="#ffffff" fo:padding="0cm" fo:border="none">
        <style:background-image/>
      </style:paragraph-properties>
      <style:text-properties style:language-asian="ko" style:country-asian="KR"/>
    </style:style>
    <style:style style:name="P11" style:family="paragraph" style:parent-style-name="Standard" style:list-style-name="WWNum1">
      <style:paragraph-properties fo:margin-left="1.27cm" fo:margin-right="0cm" fo:text-indent="-0.635cm" style:auto-text-indent="false" fo:background-color="#ffffff" fo:padding="0cm" fo:border="none">
        <style:background-image/>
      </style:paragraph-properties>
      <style:text-properties style:language-asian="ko" style:country-asian="KR"/>
    </style:style>
    <style:style style:name="P12" style:family="paragraph" style:parent-style-name="Standard" style:list-style-name="WWNum4">
      <style:paragraph-properties fo:margin-left="1.27cm" fo:margin-right="0cm" fo:text-indent="-0.635cm" style:auto-text-indent="false"/>
      <style:text-properties style:language-asian="ko" style:country-asian="KR"/>
    </style:style>
    <style:style style:name="P13" style:family="paragraph" style:parent-style-name="Standard">
      <style:paragraph-properties fo:margin-left="0cm" fo:margin-right="0cm" fo:text-indent="0cm" style:auto-text-indent="false" fo:background-color="#ffffff" fo:padding="0cm" fo:border="none">
        <style:background-image/>
      </style:paragraph-properties>
    </style:style>
    <style:style style:name="P14" style:family="paragraph" style:parent-style-name="Standard">
      <style:paragraph-properties fo:margin-left="0cm" fo:margin-right="0cm" fo:margin-top="0cm" fo:margin-bottom="0cm" fo:line-height="100%" fo:text-indent="0cm" style:auto-text-indent="false" fo:background-color="#ffffff" fo:padding="0cm" fo:border="none">
        <style:background-image/>
      </style:paragraph-properties>
      <style:text-properties fo:color="#b7b7b7" fo:font-size="6pt" style:font-size-asian="6pt" style:font-size-complex="6pt"/>
    </style:style>
    <style:style style:name="P15" style:family="paragraph" style:parent-style-name="Standard">
      <style:paragraph-properties fo:margin-left="0cm" fo:margin-right="0cm" fo:margin-top="0cm" fo:margin-bottom="0cm" fo:line-height="100%" fo:text-indent="0cm" style:auto-text-indent="false" fo:background-color="#ffffff" fo:padding="0cm" fo:border="none">
        <style:background-image/>
      </style:paragraph-properties>
    </style:style>
    <style:style style:name="P16" style:family="paragraph" style:parent-style-name="Heading_20_1">
      <style:paragraph-properties fo:background-color="#ffffff" fo:padding="0cm" fo:border="none">
        <style:background-image/>
      </style:paragraph-properties>
    </style:style>
    <style:style style:name="P17" style:family="paragraph" style:parent-style-name="Subtitle">
      <style:paragraph-properties fo:margin-left="3.016cm" fo:margin-right="0cm" fo:margin-top="0cm" fo:margin-bottom="0cm" fo:line-height="100%" fo:text-indent="0cm" style:auto-text-indent="false" fo:background-color="#ffffff" fo:padding="0cm" fo:border="none">
        <style:background-image/>
      </style:paragraph-properties>
      <style:text-properties fo:color="#ffffff" fo:font-size="10pt" style:font-size-asian="10pt" style:font-size-complex="10pt"/>
    </style:style>
    <style:style style:name="P18" style:family="paragraph" style:parent-style-name="Subtitle">
      <style:paragraph-properties fo:margin-left="0cm" fo:margin-right="0cm" fo:margin-top="0cm" fo:margin-bottom="0cm" fo:line-height="100%" fo:text-align="center" style:justify-single-word="false" fo:text-indent="0cm" style:auto-text-indent="false" fo:background-color="#ffffff" fo:padding="0cm" fo:border="none">
        <style:background-image/>
      </style:paragraph-properties>
    </style:style>
    <style:style style:name="P19" style:family="paragraph" style:parent-style-name="Title" style:master-page-name="First_20_Page">
      <style:paragraph-properties style:page-number="auto" fo:background-color="#ffffff" fo:padding="0cm" fo:border="none">
        <style:background-image/>
      </style:paragraph-properties>
    </style:style>
    <style:style style:name="T1" style:family="text">
      <style:text-properties style:font-name="Arial Unicode MS" style:font-name-asian="Arial Unicode MS1" style:font-name-complex="Arial Unicode MS1"/>
    </style:style>
    <style:style style:name="T2" style:family="text">
      <style:text-properties style:font-name="Arial Unicode MS" fo:font-style="italic" style:font-name-asian="Arial Unicode MS1" style:font-style-asian="italic" style:font-name-complex="Arial Unicode MS1"/>
    </style:style>
    <style:style style:name="T3" style:family="text">
      <style:text-properties style:font-name="Arial Unicode MS" fo:font-style="italic" style:font-name-asian="Arial Unicode MS1" style:language-asian="ko" style:country-asian="KR" style:font-style-asian="italic" style:font-name-complex="Arial Unicode MS1"/>
    </style:style>
    <style:style style:name="T4" style:family="text">
      <style:text-properties fo:color="#ffffff" fo:font-size="10pt" fo:font-weight="bold" style:font-size-asian="10pt" style:font-weight-asian="bold"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2">StudyHub</text:span></text:p>
      <text:h text:style-name="P16" text:outline-level="1"><text:bookmark text:name="Bookmark1"/><text:span text:style-name="T1">팀원</text:span></text:h>
      <text:p text:style-name="P4"><text:span text:style-name="T3">최재영</text:span><text:span text:style-name="T2">(팀장)</text:span></text:p>
      <text:list xml:id="list7788352190446910280" text:style-name="WWNum4">
        <text:list-item>
          <text:p text:style-name="P9"><text:span text:style-name="T2">스터디 게시물</text:span></text:p>
        </text:list-item>
        <text:list-item>
          <text:p text:style-name="P9"><text:span text:style-name="T2">스터디 룸 </text:span></text:p>
        </text:list-item>
        <text:list-item>
          <text:p text:style-name="P9"><text:span text:style-name="T2">스터디 일정 게시물</text:span></text:p>
        </text:list-item>
        <text:list-item>
          <text:p text:style-name="P9"><text:span text:style-name="T2">기타 모든 개발 기술 지원</text:span></text:p>
        </text:list-item>
      </text:list>
      <text:p text:style-name="P6"><text:span text:style-name="T2">최서은</text:span></text:p>
      <text:list xml:id="list38674674" text:continue-numbering="true" text:style-name="WWNum4">
        <text:list-item>
          <text:p text:style-name="P2"><text:span text:style-name="T2">마이페이지 </text:span></text:p>
        </text:list-item>
        <text:list-item>
          <text:p text:style-name="P2"><text:span text:style-name="T2">회원 가입/비밀번호 찾기/아이디 찾기 서비스 기능 개발</text:span></text:p>
        </text:list-item>
      </text:list>
      <text:p text:style-name="P6"><text:span text:style-name="T2">정은유 </text:span></text:p>
      <text:list xml:id="list38671538" text:continue-numbering="true" text:style-name="WWNum4">
        <text:list-item>
          <text:p text:style-name="P12"><text:span text:style-name="T2">메인페이지</text:span></text:p>
        </text:list-item>
        <text:list-item>
          <text:p text:style-name="P12"><text:span text:style-name="T2">헤더</text:span></text:p>
        </text:list-item>
        <text:list-item>
          <text:p text:style-name="P12"><text:span text:style-name="T2">Q&amp;A</text:span></text:p>
        </text:list-item>
        <text:list-item>
          <text:p text:style-name="P12"><text:span text:style-name="T2">거래 장터</text:span></text:p>
        </text:list-item>
      </text:list>
      <text:h text:style-name="P16" text:outline-level="1"><text:bookmark text:name="Bookmark2"/><text:span text:style-name="T1">개요</text:span></text:h>
      <text:p text:style-name="Standard"><text:span text:style-name="T3">스터디허브는 온라인 스터디 그룹 개설 및 스터디룸 제공을 위한 서비스 플랫폼 입니다. 스터디 그룹의 개설을 제공하며, 제공된 스터디 그룹별 스케쥴과 스터디룸으로 그룹원들 간의 일정관리와 화면공유 및 채팅 기능을 제공합니다.</text:span></text:p>
      <text:p text:style-name="Standard"><text:span text:style-name="T3"/></text:p>
      <text:p text:style-name="P1"><text:span text:style-name="T2">제공 받은 스터디룸의 화면공유와 채팅기능으로 집에서도 편하게 온라인으로 스터디를 이어 나갈수 있습니다.</text:span></text:p>
      <text:p text:style-name="P1"><text:span text:style-name="T2"/></text:p>
      <text:p text:style-name="P1"><text:span text:style-name="T2">또한, 스터디룸에서 이야기중인 어려운 주제의 공부를 Q&amp;A 게시판을 통해서 궁금증을 해소 할수 있으며, 스터디에 필요한 물품들을 중고로 사고 팔수 있도록 거래장터가 있습니다.</text:span></text:p>
      <text:h text:style-name="P16" text:outline-level="1"><text:bookmark text:name="Bookmark3"/><text:span text:style-name="T1">구현 기능</text:span></text:h>
      <text:list xml:id="list1165174853289370011" text:style-name="WWNum2">
        <text:list-item>
          <text:p text:style-name="P3"><text:span text:style-name="T2">메인페이지: 로그인/비로그인 일때 스터디 그룹 추천 (비로그인시 탈튀리뷰가 높은순으로 추천 이후 최신 순으로 조회 / 로그인시 해시태그 기준으로 조회후 이후에는 탈퇴리뷰 순 이</text:span><text:soft-page-break/><text:span text:style-name="T2">후에는 최신순으로 조회) 및 베스트 질문 리스트 조회(답변이 많은 순으로 조회) 서비스 기능 개발</text:span></text:p>
        </text:list-item>
        <text:list-item>
          <text:p text:style-name="P3"><text:span text:style-name="T2">헤더: 로그인/비로그인 일때를 구분하여 로그인|회원입 버튼 혹은 로그인된 사용자 정보를 화면에 출력</text:span></text:p>
        </text:list-item>
        <text:list-item>
          <text:p text:style-name="P3"><text:span text:style-name="T2">Q&amp;A: 질문 게시물 작성/조회 하는 서비스 기능 개발, 질문 게시물에 답변 게시물을 작성/조회/수정/삭제 서비스 기능 개발 추가적으로 답변게시물에 댓글&amp;대댓글을 작성하는 서비스 기능 개발, 답변 채택 서비스 기능개발(답변 채택시 채택된 유저에게 포인트 지급 기능)</text:span></text:p>
        </text:list-item>
        <text:list-item>
          <text:p text:style-name="P3"><text:span text:style-name="T2">거래 장터: 거래 게시물 작성/조회 서비스 기능 개발, 게시물 작성시 여러개의 이미지를 등록하여 화면에 스와이퍼 형식으로 화면에 출력, 게시물 작성시 로그인한 유저의 포인트 정보를 조회한 후에 거래물품의 포인트보다 작으면 경고창을 출력하고 많으면 포인트가 차감되는 기능 개발</text:span></text:p>
        </text:list-item>
        <text:list-item>
          <text:p text:style-name="P3"><text:span text:style-name="T2">Spring Security를 이용한 로그인/로그아웃 서비스 개발 (JWT를 이용한 <text:s/>로그인 방식)</text:span></text:p>
        </text:list-item>
        <text:list-item>
          <text:p text:style-name="P3"><text:span text:style-name="T2">마이페이지 [포인트] : OpenAPI를 이용한 결제 서비스 기능 개발 및 포인트 사용처에 따라 로그 조회 기능 개발</text:span></text:p>
        </text:list-item>
        <text:list-item>
          <text:p text:style-name="P3"><text:span text:style-name="T2">마이페이지[내정보]: 로그인한 사용자의 정보를 조회한후에 <text:s/>수정할 데이터를 서버에 전송하여 수정하는 서비스를 개발</text:span></text:p>
        </text:list-item>
        <text:list-item>
          <text:p text:style-name="P3"><text:span text:style-name="T2">마이페이지[그룹관리]: 로그인한 유저가 <text:s/>참여한 그룹리스트를 서버로부터 조회하는 서비스를 개발</text:span></text:p>
        </text:list-item>
        <text:list-item>
          <text:p text:style-name="P3"><text:span text:style-name="T2">마이페이지[친구관리]: 로그인한 유저가 다른 유저에[게 친구를 요청하고, 요청 받은 친구는 친구요청을 수락/거절을 할수 있는 서비스 개발</text:span></text:p>
        </text:list-item>
        <text:list-item>
          <text:p text:style-name="P3"><text:span text:style-name="T2">마이페이지[질문관리]: 로그인한 유저가 <text:s/>작성한 질문리스트를 서버로부터 조회하는 서비스를 개발 (질문한 글, 답변한 글, 좋아요한 글 별로 조회 가능)</text:span></text:p>
        </text:list-item>
        <text:list-item>
          <text:p text:style-name="P3"><text:span text:style-name="T2">회원 가입/비밀번호 찾기/아이디 찾기 서비스 기능 개발</text:span></text:p>
        </text:list-item>
        <text:list-item>
          <text:p text:style-name="P3"><text:span text:style-name="T2">회원가입/비밀번호 찾기/아이디 찾기/내 정보 수정 기능에서 메일 인증 기능 서비스 추가</text:span></text:p>
          <text:p text:style-name="P3"><text:span text:style-name="T2">회원가입시 주소입력창 기입할때 다음 OpenAPI를 이용</text:span></text:p>
        </text:list-item>
        <text:list-item>
          <text:p text:style-name="P7"><text:span text:style-name="T2">스터디 게시물 작성/조회/삭제/수정 서비스 기능 개발</text:span></text:p>
          <text:p text:style-name="P7"><text:span text:style-name="T2">ㄴ스터디 게시물 작성시 로그인한 유저의 포인트와 작성할때 필요한 포인트를 비교하여 적게 소지하고 있다면 경고를 아니면 포인트 차감후 작성을 하도록 서비스 기능을 개발</text:span></text:p>
          <text:p text:style-name="P7"><text:span text:style-name="T2">ㄴ스터디 게시물 삭제 / 수정은 게시물 작성자가 아닌 스터디 그룹장만 가능하도록 서비스 기능을 개발</text:span></text:p>
        </text:list-item>
        <text:list-item>
          <text:p text:style-name="P7"><text:span text:style-name="T2">스터디 게시물 리스트 조회 및 검색 기능 개발</text:span></text:p>
          <text:p text:style-name="P7"><text:span text:style-name="T2">ㄴ스터디 게시물의 리스트를 조회하고 검색 키워드로 조회하여 리스트형 태로 반환하는 서비스 개발</text:span></text:p>
        </text:list-item>
        <text:list-item>
          <text:p text:style-name="P7"><text:span text:style-name="T2">스터디 게시물 참여/탈퇴 요청 서비스 및 탈퇴시 탈퇴 리뷰 작성 서비스 기능 개발</text:span></text:p>
          <text:p text:style-name="P7"><text:span text:style-name="T2">ㄴ스터디 그룹에 참여를 위해 참여 버튼을 클릭하여 참여 요청을 보낼수 있고, 참여 요청을 스터디 그룹장이 수락하여 스터디 참여 승인여부를 결정 할수 있도록 서비스 기능을 개발 그리고 탈퇴시 탙퇴리뷰를 작성하도록 서비스 기능 개발</text:span></text:p>
        </text:list-item>
        <text:list-item>
          <text:p text:style-name="P7"><text:soft-page-break/><text:span text:style-name="T2">스터디 게시물 스터디 그룹원 목록 조회 및 강퇴 및 방장 위임 서비스 기능 개발</text:span></text:p>
          <text:p text:style-name="P7"><text:span text:style-name="T2">ㄴ스터디 그룹에 현재 참여중인 그룹원 리스트와 방장 일경우 본인을 제외한 나머기 그룹원들의 스터디 강퇴 서비스 기능을 제공, 또한 방장이 탈퇴시 방장 위임후 탈퇴하도록 서비스기능을 개발</text:span></text:p>
        </text:list-item>
        <text:list-item>
          <text:p text:style-name="P7"><text:span text:style-name="T2">스터디 그룹 댓글&amp;대댓글 조회/삽입/수정/삭제 기능 및 탈퇴 리뷰 조회 서비스 기능 개발</text:span></text:p>
          <text:p text:style-name="P7"><text:span text:style-name="T2">ㄴ스터디 그룹에서 댓글&amp;대댓글을 조회/삽입/삭제/수정 할서 있도록 서비스 개발 및 탈퇴리뷰가 있으면 조회할수 있도록 서비스 개발</text:span></text:p>
        </text:list-item>
        <text:list-item>
          <text:p text:style-name="P7"><text:span text:style-name="T2">스터디 그룹별 일정 관리 페이지 (일정 조회/삽입/삭제) 서비스 개발</text:span></text:p>
          <text:p text:style-name="P7"><text:span text:style-name="T2">ㄴ스터디 그룹별로 일정을 관리할수있도록 일정 조회/삽입/삭제 서비스를 개발했고, 작성한 일정에서 댓글&amp;대댓글을 조회/삽입/삭제/수정 할수 있는 서비스를 개발</text:span></text:p>
        </text:list-item>
        <text:list-item>
          <text:p text:style-name="P7"><text:span text:style-name="T2">스터디 그룹별 스터디룸 페이지(N:M 그룹별 채팅 및 화면 공유) 서비스 개발</text:span></text:p>
          <text:p text:style-name="P7"><text:span text:style-name="T2">ㄴ스터디 그룹별 스터디룸에서 N:M 그룹별 채팅 서비스와 화면공유 서비스 기능 개발</text:span></text:p>
        </text:list-item>
        <text:list-item>
          <text:p text:style-name="P7"><text:span text:style-name="T2">기타 모든 기능 기술 검토 및 지원</text:span></text:p>
        </text:list-item>
      </text:list>
      <text:h text:style-name="P16" text:outline-level="1"><text:bookmark text:name="Bookmark4"/><text:span text:style-name="T1">설계의 주안점</text:span></text:h>
      <text:list xml:id="list609464567013019687" text:style-name="WWNum1">
        <text:list-item>
          <text:p text:style-name="P11"><text:span text:style-name="T2">최재영 : 스터디 그룹 / 스터디 그룹의 일정 / 스터디 룸에서 화면공유와 채팅 기능을 구현</text:span></text:p>
        </text:list-item>
        <text:list-item>
          <text:p text:style-name="P11"><text:span text:style-name="T2">최서은: 로그인 / 회원가입 / 비밀번호 찾기 / 아이디 찾기 기능을 구현</text:span></text:p>
        </text:list-item>
        <text:list-item>
          <text:p text:style-name="P11"><text:span text:style-name="T2">정은유: 홈화면 / 헤더 / 푸터 / 거래장터 게시판 / 질문&amp;답변 게시판 기능을 구현</text:span></text:p>
        </text:list-item>
      </text:list>
      <text:h text:style-name="P16" text:outline-level="1"><text:bookmark text:name="Bookmark5"/><text:span text:style-name="T1">사용 기술 및 개발환경</text:span></text:h>
      <text:list xml:id="list7700547243232042850" text:style-name="WWNum3">
        <text:list-item>
          <text:p text:style-name="P5"><text:span text:style-name="T3">데이터베이스 : Oracle12, Redis</text:span></text:p>
        </text:list-item>
        <text:list-item>
          <text:p text:style-name="P5"><text:span text:style-name="T3">라이브러리 <text:s/>및 프레임 워크 : </text:span><text:span text:style-name="T2">JPA, </text:span><text:span text:style-name="T3">Security, Stomp, Mail, Openvidue, Iamport OpenApi, Daum 주소 OpenApi</text:span></text:p>
        </text:list-item>
        <text:list-item>
          <text:p text:style-name="P8"><text:span text:style-name="T2">Front : React, Typescript, CSS, HTML5</text:span></text:p>
        </text:list-item>
        <text:list-item>
          <text:p text:style-name="P8"><text:span text:style-name="T2">Back: Java 17, Tomcat, Spring Boot</text:span></text:p>
        </text:list-item>
        <text:list-item>
          <text:p text:style-name="P8"><text:span text:style-name="T2">주소 검색 기능 구현을 위한 다음 API 연동</text:span></text:p>
        </text:list-item>
        <text:list-item>
          <text:p text:style-name="P8"><text:span text:style-name="T2">결제 기능 구현을 위한 iamport API 연동</text:span></text:p>
        </text:list-item>
        <text:list-item>
          <text:p text:style-name="P10"><text:span text:style-name="T2">기타 : Git, jUnit, Jenkins, Docker, Swagger, Nginx</text:span></text:p>
        </text:list-item>
      </text:list>
      <text:p text:style-name="P1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retendard" svg:font-family="Pretendard, apple-system, BlinkMacSystemFont, system-ui, Roboto, 'Helvetica Neue', 'Segoe UI', 'Apple SD Gothic Neo', 'Noto Sans KR', 'Malgun Gothic', sans-serif"/>
    <style:font-face style:name="Arial2" svg:font-family="Arial" style:font-family-generic="swiss"/>
    <style:font-face style:name="Arial Unicode MS" svg:font-family="'Arial Unicode MS'" style:font-family-generic="roman" style:font-pitch="variable"/>
    <style:font-face style:name="Lato" svg:font-family="Lato" style:font-family-generic="roman" style:font-pitch="variable"/>
    <style:font-face style:name="Playfair Display" svg:font-family="'Playfair Display'"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Lato1" svg:font-family="Lato" style:font-family-generic="system" style:font-pitch="variable"/>
    <style:font-face style:name="Playfair Display1" svg:font-family="'Playfair Display'" style:font-family-generic="system" style:font-pitch="variable"/>
    <style:font-face style:name="Trebuchet MS1" svg:font-family="'Trebuchet MS'" style:font-family-generic="system" style:font-pitch="variable"/>
    <style:font-face style:name="바탕" svg:font-family="바탕"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fo:color="#666666" fo:font-size="11pt" fo:language="ko" fo:country="KR" style:font-size-asian="11pt" style:language-asian="ko" style:country-asian="KR" style:font-size-complex="11pt" style:language-complex="hi" style:country-complex="IN"/>
    </style:default-style>
    <style:default-style style:family="paragraph">
      <style:paragraph-properties fo:margin-top="0.212cm" fo:margin-bottom="0cm" fo:line-height="115%" fo:hyphenation-ladder-count="no-limit" style:text-autospace="ideograph-alpha" style:punctuation-wrap="hanging" style:line-break="strict" style:tab-stop-distance="1.27cm" style:writing-mode="page"/>
      <style:text-properties fo:color="#666666" style:font-name="Lato" fo:font-size="11pt" fo:language="ko" fo:country="KR" style:font-name-asian="Lato1" style:font-size-asian="11pt" style:language-asian="ko" style:country-asian="KR" style:font-name-complex="La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바탕"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left="0cm" fo:margin-right="-0.053cm" fo:margin-top="0.847cm" fo:margin-bottom="0cm" fo:line-height="100%" fo:keep-together="always" fo:orphans="0" fo:widows="0" fo:text-indent="0cm" style:auto-text-indent="false" fo:keep-with-next="always"/>
      <style:text-properties fo:color="#f75d5d" style:font-name="Playfair Display" fo:font-size="16pt" fo:font-weight="bold" style:font-name-asian="Playfair Display1" style:font-size-asian="16pt" style:font-weight-asian="bold" style:font-name-complex="Playfair Display1" style:font-size-complex="16pt"/>
    </style:style>
    <style:style style:name="Heading_20_2" style:display-name="Heading 2" style:family="paragraph" style:parent-style-name="normal" style:next-style-name="Text_20_body" style:default-outline-level="2" style:list-style-name="" style:class="text">
      <style:paragraph-properties fo:margin-left="0cm" fo:margin-right="-0.053cm" fo:margin-top="0.353cm" fo:margin-bottom="0cm" fo:line-height="100%" fo:text-indent="0cm" style:auto-text-indent="false"/>
      <style:text-properties fo:color="#000000" style:font-name="Playfair Display" fo:font-size="12pt" fo:font-weight="bold" style:font-name-asian="Playfair Display1" style:font-size-asian="12pt" style:font-weight-asian="bold" style:font-name-complex="Playfair Display1" style:font-size-complex="12pt"/>
    </style:style>
    <style:style style:name="Heading_20_3" style:display-name="Heading 3" style:family="paragraph" style:parent-style-name="normal" style:next-style-name="Text_20_body" style:default-outline-level="3" style:list-style-name="" style:class="text">
      <style:paragraph-properties fo:margin-left="0cm" fo:margin-right="-0.053cm" fo:margin-top="0.353cm" fo:margin-bottom="0cm" fo:line-height="100%" fo:text-indent="0cm" style:auto-text-indent="false"/>
      <style:text-properties fo:color="#000000" fo:font-size="12pt" fo:font-weight="bold" style:font-size-asian="12pt" style:font-weight-asian="bold" style:font-size-complex="12pt"/>
    </style:style>
    <style:style style:name="Heading_20_4" style:display-name="Heading 4" style:family="paragraph" style:parent-style-name="normal" style:next-style-name="Text_20_body" style:default-outline-level="4" style:list-style-name="" style:class="text">
      <style:text-properties fo:color="#000000" fo:font-weight="bold" style:font-weight-asian="bold"/>
    </style:style>
    <style:style style:name="Heading_20_5" style:display-name="Heading 5" style:family="paragraph" style:parent-style-name="normal" style:next-style-name="Text_20_body" style:default-outline-level="5" style:list-style-name="" style:class="text">
      <style:paragraph-properties fo:margin-top="0.282cm" fo:margin-bottom="0cm" fo:line-height="100%" fo:keep-together="always" fo:keep-with-next="always"/>
      <style:text-properties fo:color="#666666" style:font-name="Trebuchet MS" fo:font-size="11pt" style:font-name-asian="Trebuchet MS1" style:font-size-asian="11pt" style:font-name-complex="Trebuchet MS1" style:font-size-complex="11pt"/>
    </style:style>
    <style:style style:name="Heading_20_6" style:display-name="Heading 6" style:family="paragraph" style:parent-style-name="normal" style:next-style-name="Text_20_body" style:default-outline-level="6" style:list-style-name="" style:class="text">
      <style:paragraph-properties fo:margin-top="0.282cm" fo:margin-bottom="0cm" fo:line-height="100%" fo:keep-together="always" fo:keep-with-next="always"/>
      <style:text-properties fo:color="#666666" style:font-name="Trebuchet MS" fo:font-size="11pt" fo:font-style="italic" style:font-name-asian="Trebuchet MS1" style:font-size-asian="11pt" style:font-style-asian="italic" style:font-name-complex="Trebuchet MS1" style:font-size-complex="11pt"/>
    </style:style>
    <style:style style:name="Title" style:family="paragraph" style:parent-style-name="normal" style:next-style-name="Subtitle" style:default-outline-level="" style:list-style-name="" style:class="chapter">
      <style:paragraph-properties fo:margin-left="0cm" fo:margin-right="-0.053cm" fo:margin-top="0.176cm" fo:margin-bottom="0cm" fo:line-height="100%" fo:text-align="start" style:justify-single-word="false" fo:text-indent="0cm" style:auto-text-indent="false"/>
      <style:text-properties fo:color="#f75d5d" style:font-name="Playfair Display" fo:font-size="36pt" fo:font-weight="bold" style:font-name-asian="Playfair Display1" style:font-size-asian="36pt" style:font-weight-asian="bold" style:font-name-complex="Playfair Display1" style:font-size-complex="36pt" style:font-weight-complex="bold"/>
    </style:style>
    <style:style style:name="Subtitle" style:family="paragraph" style:parent-style-name="normal" style:next-style-name="Text_20_body" style:default-outline-level="" style:list-style-name="" style:class="chapter">
      <style:paragraph-properties fo:margin-left="0cm" fo:margin-right="-0.053cm" fo:margin-top="0.353cm" fo:margin-bottom="0cm" fo:line-height="100%" fo:text-align="start" style:justify-single-word="false" fo:text-indent="0cm" style:auto-text-indent="false"/>
      <style:text-properties fo:color="#000000" fo:font-size="12pt" fo:font-style="italic" fo:font-weight="bold" style:font-size-asian="12pt" style:font-style-asian="italic" style:font-weight-asian="bold" style:font-size-complex="12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cm" fo:margin-top="0cm" fo:margin-bottom="0cm" fo:line-height="100%" fo:text-indent="0cm" style:auto-text-indent="false" fo:background-color="#ffffff" fo:padding="0cm" fo:border="none">
        <style:background-image/>
      </style:paragraph-properties>
      <style:text-properties fo:color="#b7b7b7" fo:font-size="6pt" style:font-size-asian="6pt" style:font-size-complex="6pt"/>
    </style:style>
    <style:style style:name="MP2" style:family="paragraph" style:parent-style-name="Subtitle">
      <style:paragraph-properties fo:margin-left="3.016cm" fo:margin-right="0cm" fo:margin-top="0cm" fo:margin-bottom="0cm" fo:line-height="100%" fo:text-indent="0cm" style:auto-text-indent="false" fo:background-color="#ffffff" fo:padding="0cm" fo:border="none">
        <style:background-image/>
      </style:paragraph-properties>
      <style:text-properties fo:color="#ffffff" fo:font-size="10pt" style:font-size-asian="10pt" style:font-size-complex="10pt"/>
    </style:style>
    <style:style style:name="MP3" style:family="paragraph" style:parent-style-name="Subtitle">
      <style:paragraph-properties fo:margin-left="0cm" fo:margin-right="0cm" fo:margin-top="0cm" fo:margin-bottom="0cm" fo:line-height="100%" fo:text-align="center" style:justify-single-word="false" fo:text-indent="0cm" style:auto-text-indent="false" fo:background-color="#ffffff" fo:padding="0cm" fo:border="none">
        <style:background-image/>
      </style:paragraph-properties>
    </style:style>
    <style:style style:name="MP4" style:family="paragraph" style:parent-style-name="Standard">
      <style:paragraph-properties fo:margin-left="0cm" fo:margin-right="0cm" fo:margin-top="0cm" fo:margin-bottom="0cm" fo:line-height="100%" fo:text-indent="0cm" style:auto-text-indent="false" fo:background-color="#ffffff" fo:padding="0cm" fo:border="none">
        <style:background-image/>
      </style:paragraph-properties>
    </style:style>
    <style:style style:name="MP5" style:family="paragraph" style:parent-style-name="Standard">
      <style:paragraph-properties fo:background-color="#ffffff" fo:padding="0cm" fo:border="none">
        <style:background-image/>
      </style:paragraph-properties>
    </style:style>
    <style:page-layout style:name="Mpm1">
      <style:page-layout-properties fo:page-width="21.59cm" fo:page-height="27.94cm" style:num-format="1" style:print-orientation="portrait" fo:margin-top="0cm" fo:margin-bottom="1.905cm" fo:margin-left="2.54cm" fo:margin-right="2.54cm" style:writing-mode="lr-tb" style:layout-grid-color="#c0c0c0" style:layout-grid-lines="26035"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4cm" style:dynamic-spacing="true"/>
      </style:header-style>
      <style:footer-style/>
    </style:page-layout>
    <style:page-layout style:name="Mpm2">
      <style:page-layout-properties fo:page-width="21.59cm" fo:page-height="27.94cm" style:num-format="1" style:print-orientation="portrait" fo:margin-top="1.905cm" fo:margin-bottom="1.27cm" fo:margin-left="2.54cm" fo:margin-right="2.54cm" style:writing-mode="lr-tb" style:layout-grid-color="#c0c0c0" style:layout-grid-lines="26035"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
        <text:p text:style-name="MP2"><text:bookmark text:name="Bookmark6"/></text:p>
        <text:p text:style-name="MP3"><text:page-number text:select-page="current">3</text:page-number></text:p>
        <text:p text:style-name="MP4"/>
      </style:header>
    </style:master-page>
    <style:master-page style:name="First_20_Page" style:display-name="First Page" style:page-layout-name="Mpm2"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11-20T18:40:15.47</dc:date>
    <meta:generator>OpenOffice/4.1.15$Win32 OpenOffice.org_project/4115m2$Build-9813</meta:generator>
    <meta:editing-duration>P1DT4H9M3S</meta:editing-duration>
    <meta:editing-cycles>48</meta:editing-cycles>
    <meta:document-statistic meta:table-count="0" meta:image-count="0" meta:object-count="0" meta:page-count="3" meta:paragraph-count="62" meta:word-count="2028" meta:character-count="2827"/>
  </office:meta>
</office:document-meta>
</file>